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Kursywa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3.597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3.939cm"/>
    </style:style>
    <style:style style:name="co7" style:family="table-column">
      <style:table-column-properties fo:break-before="auto" style:column-width="3.801cm"/>
    </style:style>
    <style:style style:name="co8" style:family="table-column">
      <style:table-column-properties fo:break-before="auto" style:column-width="3.884cm"/>
    </style:style>
    <style:style style:name="co9" style:family="table-column">
      <style:table-column-properties fo:break-before="auto" style:column-width="1.363cm"/>
    </style:style>
    <style:style style:name="co11" style:family="table-column">
      <style:table-column-properties fo:break-before="auto" style:column-width="3.829cm"/>
    </style:style>
    <style:style style:name="co10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4.758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ro5" style:family="table-row">
      <style:table-row-properties style:row-height="3.249cm" fo:break-before="auto" style:use-optimal-row-height="true"/>
    </style:style>
    <style:style style:name="ro6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1.789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fo:wrap-option="wrap"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02cm solid #000000"/>
      <style:text-properties style:font-name="Arial1"/>
    </style:style>
    <style:style style:name="ce2" style:family="table-cell" style:parent-style-name="Default">
      <style:table-cell-properties fo:background-color="#99ff99" fo:wrap-option="wrap" fo:border="0.002cm solid #000000"/>
    </style:style>
    <style:style style:name="ce3" style:family="table-cell" style:parent-style-name="Default">
      <style:table-cell-properties fo:background-color="#ccffff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wrap-option="wrap" fo:border="0.002cm solid #000000"/>
    </style:style>
    <style:style style:name="ce6" style:family="table-cell" style:parent-style-name="Default">
      <style:table-cell-properties fo:wrap-option="wrap" fo:border="0.002cm solid #000000" style:direction="ltr"/>
    </style:style>
    <style:style style:name="ce7" style:family="table-cell" style:parent-style-name="Default">
      <style:table-cell-properties fo:wrap-option="wrap" fo:border="0.002cm solid #000000"/>
      <style:text-properties fo:hyphenate="true"/>
    </style:style>
    <style:style style:name="ce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e6e6ff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4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002cm solid #000000" fo:border-right="0.002cm solid #000000" fo:border-top="none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0.002cm solid #000000" fo:background-color="#e6e6ff" fo:border-left="0.002cm solid #000000" fo:border-right="0.002cm solid #000000" fo:border-top="none"/>
      <style:text-properties fo:font-size="14pt" style:font-size-asian="14pt" style:font-size-complex="14pt"/>
    </style:style>
  </office:automatic-styles>
  <office:body>
    <office:spreadsheet>
      <table:table table:name="Test cases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4"/>
        <table:table-column table:style-name="co11" table:default-cell-style-name="ce4"/>
        <table:table-row table:style-name="ro2">
          <table:table-cell table:style-name="ce1" office:value-type="string" table:number-columns-spanned="1" table:number-rows-spanned="2">
            <text:p>Projekt name <text:s text:c="2"/>Created by</text:p>
          </table:table-cell>
          <table:table-cell table:style-name="ce5" office:value-type="string">
            <text:p>Currency converter</text:p>
          </table:table-cell>
          <table:table-cell table:style-name="Default" table:number-columns-repeated="7"/>
        </table:table-row>
        <table:table-row table:style-name="ro2">
          <table:covered-table-cell table:style-name="ce2"/>
          <table:table-cell table:style-name="ce5" office:value-type="string">
            <text:p>Joanna Szlaska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6"/>
          <table:table-cell table:style-name="ce9"/>
          <table:table-cell table:style-name="Default" table:number-columns-repeated="2"/>
        </table:table-row>
        <table:table-row table:style-name="ro3">
          <table:table-cell table:style-name="ce3" office:value-type="string">
            <text:p>Test scenario ID</text:p>
          </table:table-cell>
          <table:table-cell table:style-name="ce3" office:value-type="string">
            <text:p>Test scenario description</text:p>
          </table:table-cell>
          <table:table-cell table:style-name="ce3" office:value-type="string">
            <text:p>Test case ID</text:p>
          </table:table-cell>
          <table:table-cell table:style-name="ce3" office:value-type="string">
            <text:p>Test case description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Comments (if any)</text:p>
          </table:table-cell>
        </table:table-row>
        <table:table-row table:style-name="ro4">
          <table:table-cell office:value-type="string">
            <text:p>TS_001</text:p>
          </table:table-cell>
          <table:table-cell office:value-type="string">
            <text:p>Verify input „Podaj kwotę”</text:p>
          </table:table-cell>
          <table:table-cell office:value-type="string">
            <text:p>TC__001__TS__001</text:p>
          </table:table-cell>
          <table:table-cell office:value-type="string">
            <text:p>Check if you enter the valid value</text:p>
          </table:table-cell>
          <table:table-cell table:style-name="ce6" office:value-type="string">
            <text:p>1. Open currency-converter website <text:s text:c="8"/>2. Write valid value: 2.50 <text:s text:c="26"/>3. Choose currency <text:s text:c="4"/>4. Click „Przelicz” button <text:s/></text:p>
          </table:table-cell>
          <table:table-cell table:style-name="ce7" office:value-type="string">
            <text:p>Successful currency conversion</text:p>
          </table:table-cell>
          <table:table-cell office:value-type="string">
            <text:p>Successful currency conversion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  <table:table-row table:style-name="ro4">
          <table:table-cell table:number-columns-repeated="2"/>
          <table:table-cell office:value-type="string">
            <text:p>TC__002__TS__001</text:p>
          </table:table-cell>
          <table:table-cell office:value-type="string">
            <text:p>Check if you enter the invalid value (negative amount)</text:p>
          </table:table-cell>
          <table:table-cell office:value-type="string">
            <text:p>1. Open currency-converter website <text:s text:c="8"/>2. Write valid value: -4.30 <text:s text:c="26"/>3. Choose currency <text:s text:c="4"/>4. Click „Przelicz” button <text:s/></text:p>
          </table:table-cell>
          <table:table-cell table:style-name="ce8" office:value-type="string">
            <text:p>Announcement: „Wartosc nie może być mniejsza niż 0,01”</text:p>
          </table:table-cell>
          <table:table-cell table:style-name="ce10" office:value-type="string">
            <text:p>Announcement: „Wartosc nie może być mniejsza niż 0,01”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  <table:table-row table:style-name="ro5">
          <table:table-cell table:number-columns-repeated="2"/>
          <table:table-cell office:value-type="string">
            <text:p>TC__003__TS__001</text:p>
          </table:table-cell>
          <table:table-cell office:value-type="string">
            <text:p>Check if you enter a limit value</text:p>
          </table:table-cell>
          <table:table-cell office:value-type="string">
            <text:p>1. Open currency-converter website <text:s text:c="8"/>2. Write value: 0.01 <text:s text:c="5"/>3. Choose currency <text:s text:c="4"/>4. Click „Przelicz” button <text:s/></text:p>
          </table:table-cell>
          <table:table-cell office:value-type="string">
            <text:p>Successful currency conversion</text:p>
          </table:table-cell>
          <table:table-cell office:value-type="string">
            <text:p>Unsuccessful currency conversion. The currency converter didn't convert the currency. The result is 0.00</text:p>
            <text:p/>
          </table:table-cell>
          <table:table-cell office:value-type="string">
            <text:p>Fail</text:p>
          </table:table-cell>
          <table:table-cell office:value-type="string">
            <text:p>No comments</text:p>
          </table:table-cell>
        </table:table-row>
        <table:table-row table:style-name="ro4">
          <table:table-cell table:number-columns-repeated="2"/>
          <table:table-cell office:value-type="string">
            <text:p>TC__004__TS__001</text:p>
          </table:table-cell>
          <table:table-cell office:value-type="string">
            <text:p>Check if you enter a random word</text:p>
          </table:table-cell>
          <table:table-cell office:value-type="string">
            <text:p>1. Open currency-converter website <text:s text:c="8"/>2. Write word: „currency” <text:s text:c="19"/>3. Choose currency <text:s text:c="4"/>4. Click „Przelicz” button <text:s/></text:p>
          </table:table-cell>
          <table:table-cell office:value-type="string">
            <text:p>Unsuccessful currency conversion</text:p>
          </table:table-cell>
          <table:table-cell office:value-type="string">
            <text:p>Unsuccessful currency conversion. </text:p>
            <text:p>It is impossible to type the word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  <table:table-row table:style-name="ro6">
          <table:table-cell office:value-type="string">
            <text:p>TS__002</text:p>
          </table:table-cell>
          <table:table-cell table:style-name="ce5" office:value-type="string">
            <text:p>Verify input „Wybierz walutę”</text:p>
          </table:table-cell>
          <table:table-cell table:style-name="ce4" office:value-type="string">
            <text:p>TC__001__TS__002</text:p>
          </table:table-cell>
          <table:table-cell office:value-type="string">
            <text:p>Check if you choose valid currency</text:p>
          </table:table-cell>
          <table:table-cell office:value-type="string">
            <text:p>1. Open currency-converter website <text:s text:c="8"/>2. Write valid value: 2.50 <text:s text:c="26"/>3. Choose currency „Dolar” <text:s text:c="22"/>4. Click „Przelicz” button <text:s/></text:p>
          </table:table-cell>
          <table:table-cell office:value-type="string">
            <text:p>Successful currency conversion</text:p>
          </table:table-cell>
          <table:table-cell office:value-type="string">
            <text:p>Successful currency conversion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  <table:table-row table:style-name="ro7">
          <table:table-cell table:number-columns-repeated="2"/>
          <table:table-cell table:style-name="ce4" office:value-type="string">
            <text:p>TC__002__TS__002</text:p>
          </table:table-cell>
          <table:table-cell office:value-type="string">
            <text:p>Try to choose two currency</text:p>
          </table:table-cell>
          <table:table-cell office:value-type="string">
            <text:p>1. Open currency-converter website <text:s text:c="8"/>2. Write valid value: 2.50 <text:s text:c="26"/>3. Choose currency „Dolar” and choose „Euro” <text:s text:c="23"/>4. Click „Przelicz” button <text:s/></text:p>
          </table:table-cell>
          <table:table-cell office:value-type="string">
            <text:p>Unsuccessful currency conversion</text:p>
          </table:table-cell>
          <table:table-cell office:value-type="string">
            <text:p>Unsuccessful currency conversion. It is not possible to choose two currencies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  <table:table-row table:style-name="ro4">
          <table:table-cell table:number-columns-repeated="2"/>
          <table:table-cell table:style-name="ce4" office:value-type="string">
            <text:p>TC__003__TS__002</text:p>
          </table:table-cell>
          <table:table-cell office:value-type="string">
            <text:p>Try to write another currency</text:p>
          </table:table-cell>
          <table:table-cell office:value-type="string">
            <text:p>1. Open currency-converter website <text:s text:c="8"/>2. Write valid value: 2.50 <text:s text:c="26"/>3. Write „złoty” <text:s text:c="13"/>4. Click „Przelicz” button <text:s/></text:p>
          </table:table-cell>
          <table:table-cell office:value-type="string">
            <text:p>Unsuccessful currency conversion</text:p>
          </table:table-cell>
          <table:table-cell office:value-type="string">
            <text:p>Unsuccessful currency conversion. It is not possible to write another currency</text:p>
          </table:table-cell>
          <table:table-cell office:value-type="string">
            <text:p>Pass</text:p>
          </table:table-cell>
          <table:table-cell office:value-type="string">
            <text:p>No comments</text:p>
          </table:table-cell>
        </table:table-row>
      </table:table>
      <table:table table:name="Bugs report" table:style-name="ta1" table:print="false">
        <table:table-column table:style-name="co13" table:default-cell-style-name="ce15"/>
        <table:table-row table:style-name="ro8">
          <table:table-cell table:style-name="ce12" office:value-type="string">
            <text:p>Sumary</text:p>
          </table:table-cell>
        </table:table-row>
        <table:table-row table:style-name="ro3">
          <table:table-cell table:style-name="ce13" office:value-type="string" table:number-columns-spanned="1" table:number-rows-spanned="2">
            <text:p>The currency converter does not convert any amount below 0.02.</text:p>
          </table:table-cell>
        </table:table-row>
        <table:table-row table:style-name="ro3">
          <table:covered-table-cell table:style-name="ce13"/>
        </table:table-row>
        <table:table-row table:style-name="ro8">
          <table:table-cell table:style-name="ce12" office:value-type="string">
            <text:p>Descrpition</text:p>
          </table:table-cell>
        </table:table-row>
        <table:table-row table:style-name="ro9">
          <table:table-cell table:style-name="ce14" office:value-type="string">
            <text:p>After entering the amount of 0.02 or 0.01, the currency converter does not convert the currency. The displayed result is 0 .</text:p>
          </table:table-cell>
        </table:table-row>
        <table:table-row table:style-name="ro8">
          <table:table-cell office:value-type="string">
            <text:p>Steps to reproduce:</text:p>
          </table:table-cell>
        </table:table-row>
        <table:table-row table:style-name="ro8">
          <table:table-cell table:style-name="ce16" office:value-type="string">
            <text:p>1. Open Currency converter webside</text:p>
          </table:table-cell>
        </table:table-row>
        <table:table-row table:style-name="ro8">
          <table:table-cell table:style-name="ce16" office:value-type="string">
            <text:p>2. Write or choose amoun below 0.02</text:p>
          </table:table-cell>
        </table:table-row>
        <table:table-row table:style-name="ro8">
          <table:table-cell table:style-name="ce16" office:value-type="string">
            <text:p>3. Choose currency </text:p>
          </table:table-cell>
        </table:table-row>
        <table:table-row table:style-name="ro8">
          <table:table-cell office:value-type="string">
            <text:p>4. Click „Przelicz” button</text:p>
          </table:table-cell>
        </table:table-row>
        <table:table-row table:style-name="ro8">
          <table:table-cell/>
        </table:table-row>
        <table:table-row table:style-name="ro10">
          <table:table-cell table:style-name="ce17" office:value-type="string">
            <text:p>Expected: The amount will be converted correctly</text:p>
            <text:p>Actuall: The result is 0.00</text:p>
          </table:table-cell>
        </table:table-row>
        <table:table-row table:style-name="ro8">
          <table:table-cell table:style-name="ce18" office:value-type="string">
            <text:p>Environment</text:p>
          </table:table-cell>
        </table:table-row>
        <table:table-row table:style-name="ro8">
          <table:table-cell table:style-name="ce17" office:value-type="string">
            <text:p>Windows 10 Home, Google Chrome</text:p>
          </table:table-cell>
        </table:table-row>
      </table:table>
      <table:table table:name="Arkusz3" table:style-name="ta1" table:print="false">
        <table:table-column table:style-name="co10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Kursywa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7">17.10.2022</text:date>, <text:time>16:29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na Szlaska</meta:initial-creator>
    <meta:creation-date>2022-10-13T20:45:56.89</meta:creation-date>
    <dc:date>2022-10-17T16:29:32.98</dc:date>
    <dc:creator>Joanna Szlaska</dc:creator>
    <meta:editing-duration>PT1H48M28S</meta:editing-duration>
    <meta:editing-cycles>6</meta:editing-cycles>
    <meta:generator>OpenOffice/4.1.13$Win32 OpenOffice.org_project/4113m1$Build-9810</meta:generator>
    <meta:document-statistic meta:table-count="3" meta:cell-count="77" meta:object-count="0"/>
  </office:meta>
</office:document-meta>
</file>